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ystemStore.contextualize( final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systemStore.parameterize( Parameters param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